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200000098DDFFBF71FCB7C5B6.png" manifest:media-type="image/png"/>
  <manifest:file-entry manifest:full-path="Pictures/1000020100000422000000B29260AC48EA549A66.png" manifest:media-type="image/png"/>
  <manifest:file-entry manifest:full-path="Pictures/1000020100000422000000A2C2F776838C0680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Papyrus1" svg:font-family="Papyrus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Papyrus" svg:font-family="Papyrus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5.209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fo:color="#3e231a" style:text-outline="false" style:text-line-through-style="none" style:text-line-through-type="none" style:text-position="0% 100%" style:font-name="Papyrus1" fo:font-size="23.6000003814697pt" fo:letter-spacing="normal" fo:font-style="normal" fo:text-shadow="none" style:text-underline-style="none" fo:font-weight="normal" style:letter-kerning="true" style:font-name-asian="Papyrus1" style:font-size-asian="23.6000003814697pt" style:font-style-asian="normal" style:font-weight-asian="normal" style:font-name-complex="Papyrus1" style:font-size-complex="23.600000381469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5.209cm" svg:x="1.401cm" svg:y="6.743cm" presentation:class="title" presentation:user-transformed="true">
          <draw:text-box>
            <text:p>REQUIREMENT GATHER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31.4cm" svg:height="3.506cm" svg:x="-2.4cm" svg:y="1cm" presentation:class="title" presentation:user-transformed="true">
          <draw:text-box>
            <text:p>QUESTIONS(department hea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uld it be ok if we ask you some we ask you some </text:span><text:span text:style-name="T1">questions regarding Semester Registration,feedback </text:span><text:span text:style-name="T1">system and attendence ?</text:span></text:p>
                <text:p><text:span text:style-name="T1">YES.</text:span></text:p>
              </text:list-item>
              <text:list-item>
                <text:p><text:span text:style-name="T1">Would you like to provide us Brief overview about </text:span><text:span text:style-name="T1">Registration Process ?</text:span></text:p>
                <text:p><text:span text:style-name="T1">Yes,after fee payment students have to fill 3 forms for </text:span><text:span text:style-name="T1">semster registration.Plus,they need to visit academic </text:span><text:span text:style-name="T1">advisor in order to register for elective course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ESTIONS(contd.)</text:p>
          </draw:text-box>
        </draw:frame>
        <draw:frame presentation:style-name="pr5" draw:layer="layout" svg:width="25.199cm" svg:height="12.179cm" svg:x="2.6cm" svg:y="4.914cm" presentation:class="outline" presentation:user-transformed="true">
          <draw:text-box>
            <text:list text:style-name="L2">
              <text:list-item>
                <text:p><text:span text:style-name="T1">Do you have any question you would like to ask us ?</text:span></text:p>
                <text:p><text:span text:style-name="T1">Yes, How will your proposed automated system simplify the registration process ?</text:span></text:p>
                <text:p><text:span text:style-name="T1">We’ll simply make an online portal and you can proceed to register once the payment verification is successful</text:span></text:p>
              </text:list-item>
              <text:list-item>
                <text:p><text:span text:style-name="T1">Is there a any system currently that supports this process ? If so can you provide us some reference guide ?</text:span></text:p>
                <text:p><text:span text:style-name="T1">No <text:s/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ich area of this process can be improve?</text:p>
                <text:p>Some additional queries should be introduced in form like anti ragging rules, eligibility based on cpi etc </text:p>
              </text:list-item>
              <text:list-item>
                <text:p>Can you provide us with your top requirement for registration system?</text:p>
                <text:p>Student should be allowed to register only if he/she has cleared all remaining dues like <text:s/>mess dues, library dues</text:p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UESTIONS(contd.)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Would you like to provide us Brief overview about Feedback process ?</text:span></text:p>
                <text:p><text:span text:style-name="T1">YES, feedback for each faculty is taken from students in separate forms . Answers of the questions are in the forms of ratings. After that the respective faculty can see their own forms only</text:span></text:p>
              </text:list-item>
              <text:list-item>
                <text:p><text:span text:style-name="T1">Does the department also calculate aggregate rating summing up all the forms?</text:span></text:p>
                <text:p><text:span text:style-name="T1">No, till now we don’t do any such calculations</text:span></text:p>
                <text:p><text:span text:style-name="T1">p.s. but we surely would like to introduce it </text:span></text:p>
              </text:list-item>
              <text:list-item>
                <text:p><text:span text:style-name="T1">How do you think you get benefitted from this faculty rating ?</text:span></text:p>
                <text:p><text:span text:style-name="T1">It is a medium by which department get a better idea of which faculty is better at teaching which subject</text:span></text:p>
              </text:list-item>
              <text:list-item>
                <text:p><text:span text:style-name="T1">Which areas of this process are problamatic in your view?</text:span></text:p>
                <text:p><text:span text:style-name="T1">1)It’s timetaking and we doubt about transperacy as well </text:span></text:p>
                <text:p><text:span text:style-name="T1">2) and attendence of students giving feedback is also not considered.</text:span></text:p>
              </text:list-item>
              <text:list-item>
                <text:p><text:span text:style-name="T1">What do you beleive will help address this problem ?</text:span></text:p>
                <text:p><text:span text:style-name="T1">A graph based performance rating should be introduced.</text:span></text:p>
                <text:p><text:span text:style-name="T1">Attendence of student giving feedback should be calculated</text:span></text:p>
                <text:p><text:span text:style-name="T1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ould you like to provide us Brief overview about Attendence Process ?</text:span></text:p>
                <text:p><text:span text:style-name="T1">Yes, First of all it’s an manual process. At each lecture we are required to mark it through respective faculties.</text:span></text:p>
              </text:list-item>
              <text:list-item>
                <text:p><text:span text:style-name="T1">Is there a system so that students get to know about minimum attendence requirement and current attendence status ?</text:span></text:p>
                <text:p><text:span text:style-name="T1">NO.</text:span></text:p>
              </text:list-item>
              <text:list-item>
                <text:p><text:span text:style-name="T1">So what are the major problem in this process ?</text:span></text:p>
                <text:p><text:span text:style-name="T1"><text:s/></text:span><text:span text:style-name="T1">No notification about the current attendence status and also proxy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hat do you believe will help address this problem ?</text:p>
                <text:p>An automated system with prior notification.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Papyrus1" svg:font-family="Papyrus"/>
    <style:font-face style:name="Arial2" svg:font-family="Arial" style:font-pitch="variable"/>
    <style:font-face style:name="Calibri2" svg:font-family="Calibri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Papyrus" svg:font-family="Papyrus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size="11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asian="Calibri2" style:font-family-asian="Calibri" style:font-pitch-asian="variable"/>
    </style:style>
    <style:style style:name="ListLabel_20_16" style:display-name="ListLabel 16" style:family="graphic">
      <style:paragraph-properties style:text-autospace="none"/>
      <style:text-properties style:font-name-asian="Calibri2" style:font-family-asian="Calibri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Arial2" style:font-family-asian="Arial" style:font-pitch-asian="variable"/>
    </style:style>
    <style:style style:name="ListLabel_20_2" style:display-name="ListLabel 2" style:family="graphic">
      <style:paragraph-properties style:text-autospace="none"/>
      <style:text-properties style:font-name-asian="Arial2" style:font-family-asian="Arial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 style:font-size-asian="10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1pt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_30_903_5f_fh" style:display-name="0903_fh" style:family="graphic">
      <style:paragraph-properties fo:margin-left="0.314cm" fo:margin-right="0.134cm" fo:margin-top="0.125cm" fo:margin-bottom="0.374cm" fo:text-align="start" fo:text-indent="0cm" style:text-autospace="none"/>
      <style:text-properties fo:color="#000000" style:font-name="Arial" fo:font-family="Arial" style:font-family-generic="roman" style:font-pitch="variable" style:font-name-asian="Times New Roman2" style:font-family-asian="'Times New Roman'" style:font-pitch-asian="variable" style:font-weight-asian="bold"/>
    </style:style>
    <style:style style:name="Contents_20_1" style:display-name="Contents 1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Lohit Devanagari2" style:font-family-asian="'Lohit Devanagari'" style:font-size-asian="10pt"/>
    </style:style>
    <style:style style:name="Text_20_Body" style:display-name="Text Body" style:family="graphic">
      <style:paragraph-properties fo:text-align="start"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 style:font-size-asian="10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C2F776838C0680FA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9260AC48EA549A66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DDFFBF71FCB7C5B6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22:47:36.622459233</meta:creation-date>
    <meta:editing-duration>PT29M44S</meta:editing-duration>
    <meta:editing-cycles>9</meta:editing-cycles>
    <meta:generator>LibreOffice/5.1.6.2$Linux_X86_64 LibreOffice_project/10m0$Build-2</meta:generator>
    <dc:title>Beehive</dc:title>
    <dc:date>2019-02-04T06:31:42.063694908</dc:date>
    <meta:document-statistic meta:object-count="63"/>
  </office:meta>
</office:document-meta>
</file>